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9.44mm"/>
    </style:style>
    <style:style style:name="co2" style:family="table-column">
      <style:table-column-properties fo:break-before="auto" style:column-width="63.02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1593cb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05"/>
    <style:style style:name="ce4" style:family="table-cell" style:parent-style-name="Default">
      <style:table-cell-properties fo:background-color="transparent"/>
    </style:style>
    <style:style style:name="ce15" style:family="table-cell" style:parent-style-name="Default" style:data-style-name="N105">
      <style:table-cell-properties fo:background-color="#ffff00"/>
    </style:style>
    <style:style style:name="ce13" style:family="table-cell" style:parent-style-name="Default" style:data-style-name="N0"/>
    <style:style style:name="ce5" style:family="table-cell" style:parent-style-name="Default" style:data-style-name="N105">
      <style:table-cell-properties fo:background-color="#1593cb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able-cell-properties fo:background-color="#ffff00"/>
      <style:text-properties style:use-window-font-color="true"/>
    </style:style>
    <style:style style:name="ce8" style:family="table-cell" style:parent-style-name="Default" style:data-style-name="N11">
      <style:table-cell-properties fo:background-color="#ffff00"/>
    </style:style>
    <style:style style:name="ce18" style:family="table-cell" style:parent-style-name="Default" style:data-style-name="N11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3" table:formula="of:=[.B2]*(1+[.I3])" office:value-type="currency" office:currency="EUR" office:value="42232.1056666667" calcext:value-type="currency">
            <text:p>42.232,11 €</text:p>
          </table:table-cell>
          <table:table-cell table:style-name="ce13"/>
          <table:table-cell table:style-name="Default"/>
          <table:table-cell table:number-columns-repeated="3"/>
          <table:table-cell table:style-name="ce1" office:value-type="string" calcext:value-type="string">
            <text:p>Social Security Taxes</text:p>
          </table:table-cell>
          <table:table-cell table:style-name="ce8" office:value-type="percentage" office:value="0.283" calcext:value-type="percentage">
            <text:p>28,30 %</text:p>
          </table:table-cell>
        </table:table-row>
        <table:table-row table:style-name="ro1">
          <table:table-cell table:style-name="ce1" office:value-type="string" calcext:value-type="string">
            <text:p>Total (not including VAT)</text:p>
          </table:table-cell>
          <table:table-cell table:style-name="ce3" table:formula="of:=SUM([.F11];[.D20];[.D25];[.B28])" office:value-type="currency" office:currency="EUR" office:value="34902.5666666667" calcext:value-type="currency">
            <text:p>34.902,57 €</text:p>
          </table:table-cell>
          <table:table-cell table:style-name="Default" table:number-columns-repeated="2"/>
          <table:table-cell table:number-columns-repeated="3"/>
          <table:table-cell table:style-name="ce1" office:value-type="string" calcext:value-type="string">
            <text:p>Hardware amortization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ce1" office:value-type="string" calcext:value-type="string">
            <text:p>VAT</text:p>
          </table:table-cell>
          <table:table-cell table:style-name="ce18" office:value-type="percentage" office:value="0.21" calcext:value-type="percentage">
            <text:p>21,00 %</text:p>
          </table:table-cell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4" table:number-columns-repeated="5"/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Salary (1 month)</text:p>
          </table:table-cell>
          <table:table-cell table:style-name="ce2" office:value-type="string" calcext:value-type="string">
            <text:p>Salary (5 month)</text:p>
          </table:table-cell>
          <table:table-cell table:style-name="ce2" office:value-type="string" calcext:value-type="string">
            <text:p>Social Security Taxes</text:p>
          </table:table-cell>
          <table:table-cell table:style-name="ce7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ón Fernández, Adrián</text:p>
          </table:table-cell>
          <table:table-cell office:value-type="string" calcext:value-type="string">
            <text:p>Business management/Mobile application developer</text:p>
          </table:table-cell>
          <table:table-cell office:value-type="currency" office:currency="EUR" office:value="1000" calcext:value-type="currency">
            <text:p>1.000,00 €</text:p>
          </table:table-cell>
          <table:table-cell table:formula="of:=[.C6]*5" office:value-type="currency" office:currency="EUR" office:value="5000" calcext:value-type="currency">
            <text:p>5.000,00 €</text:p>
          </table:table-cell>
          <table:table-cell table:style-name="ce3" table:formula="of:=[.D6]*([.I1])" office:value-type="currency" office:currency="EUR" office:value="1415" calcext:value-type="currency">
            <text:p>1.415,00 €</text:p>
          </table:table-cell>
          <table:table-cell table:style-name="ce3" table:formula="of:=SUM([.D6:.E6])" office:value-type="currency" office:currency="EUR" office:value="6415" calcext:value-type="currency">
            <text:p>6.415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pio Camacho, Daniel</text:p>
          </table:table-cell>
          <table:table-cell office:value-type="string" calcext:value-type="string">
            <text:p>Analyst/Front end developer</text:p>
          </table:table-cell>
          <table:table-cell office:value-type="currency" office:currency="EUR" office:value="900" calcext:value-type="currency">
            <text:p>900,00 €</text:p>
          </table:table-cell>
          <table:table-cell table:formula="of:=[.C7]*5" office:value-type="currency" office:currency="EUR" office:value="4500" calcext:value-type="currency">
            <text:p>4.500,00 €</text:p>
          </table:table-cell>
          <table:table-cell table:style-name="ce3" table:formula="of:=[.D7]*([.I1])" office:value-type="currency" office:currency="EUR" office:value="1273.5" calcext:value-type="currency">
            <text:p>1.273,50 €</text:p>
          </table:table-cell>
          <table:table-cell table:style-name="ce3" table:formula="of:=SUM([.D7:.E7])" office:value-type="currency" office:currency="EUR" office:value="5773.5" calcext:value-type="currency">
            <text:p>5.773,5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no Aranda, Rafael</text:p>
          </table:table-cell>
          <table:table-cell office:value-type="string" calcext:value-type="string">
            <text:p>Backend developer/ API integration</text:p>
          </table:table-cell>
          <table:table-cell office:value-type="currency" office:currency="EUR" office:value="700" calcext:value-type="currency">
            <text:p>700,00 €</text:p>
          </table:table-cell>
          <table:table-cell table:formula="of:=[.C8]*5" office:value-type="currency" office:currency="EUR" office:value="3500" calcext:value-type="currency">
            <text:p>3.500,00 €</text:p>
          </table:table-cell>
          <table:table-cell table:style-name="ce3" table:formula="of:=[.D8]*([.I1])" office:value-type="currency" office:currency="EUR" office:value="990.5" calcext:value-type="currency">
            <text:p>990,50 €</text:p>
          </table:table-cell>
          <table:table-cell table:style-name="ce3" table:formula="of:=SUM([.D8:.E8])" office:value-type="currency" office:currency="EUR" office:value="4490.5" calcext:value-type="currency">
            <text:p>4.490,5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bollo Lobo, Pablo</text:p>
          </table:table-cell>
          <table:table-cell office:value-type="string" calcext:value-type="string">
            <text:p>Project manager/Backend developer</text:p>
          </table:table-cell>
          <table:table-cell office:value-type="currency" office:currency="EUR" office:value="1200" calcext:value-type="currency">
            <text:p>1.200,00 €</text:p>
          </table:table-cell>
          <table:table-cell table:formula="of:=[.C9]*5" office:value-type="currency" office:currency="EUR" office:value="6000" calcext:value-type="currency">
            <text:p>6.000,00 €</text:p>
          </table:table-cell>
          <table:table-cell table:style-name="ce3" table:formula="of:=[.D9]*([.I1])" office:value-type="currency" office:currency="EUR" office:value="1698" calcext:value-type="currency">
            <text:p>1.698,00 €</text:p>
          </table:table-cell>
          <table:table-cell table:style-name="ce3" table:formula="of:=SUM([.D9:.E9])" office:value-type="currency" office:currency="EUR" office:value="7698" calcext:value-type="currency">
            <text:p>7.698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……, Juan</text:p>
          </table:table-cell>
          <table:table-cell office:value-type="string" calcext:value-type="string">
            <text:p>Requirements engineer/Backend developer</text:p>
          </table:table-cell>
          <table:table-cell office:value-type="currency" office:currency="EUR" office:value="800" calcext:value-type="currency">
            <text:p>800,00 €</text:p>
          </table:table-cell>
          <table:table-cell table:formula="of:=[.C10]*5" office:value-type="currency" office:currency="EUR" office:value="4000" calcext:value-type="currency">
            <text:p>4.000,00 €</text:p>
          </table:table-cell>
          <table:table-cell table:style-name="ce3" table:formula="of:=[.D10]*([.I1])" office:value-type="currency" office:currency="EUR" office:value="1132" calcext:value-type="currency">
            <text:p>1.132,00 €</text:p>
          </table:table-cell>
          <table:table-cell table:style-name="ce3" table:formula="of:=SUM([.D10:.E10])" office:value-type="currency" office:currency="EUR" office:value="5132" calcext:value-type="currency">
            <text:p>5.132,00 €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5" office:value-type="string" calcext:value-type="string">
            <text:p>Total:</text:p>
          </table:table-cell>
          <table:table-cell table:style-name="ce15" table:formula="of:=SUM([.F6:.F10])" office:value-type="currency" office:currency="EUR" office:value="29509" calcext:value-type="currency">
            <text:p>29.509,00 €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style-name="ce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Purchase price</text:p>
          </table:table-cell>
          <table:table-cell table:style-name="ce2" office:value-type="string" calcext:value-type="string">
            <text:p>Per month</text:p>
          </table:table-cell>
          <table:table-cell table:style-name="ce2" office:value-type="string" calcext:value-type="string">
            <text:p>Total (5 month)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Adrián Cantón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formula="of:=[.B15]/[.I2]" office:value-type="currency" office:currency="EUR" office:value="16.6666666666667" calcext:value-type="currency">
            <text:p>16,67 €</text:p>
          </table:table-cell>
          <table:table-cell table:formula="of:=[.C15]*5" office:value-type="currency" office:currency="EUR" office:value="83.3333333333333" calcext:value-type="currency">
            <text:p>83,3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iel Carpio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formula="of:=[.B16]/[.I2]" office:value-type="currency" office:currency="EUR" office:value="16.6666666666667" calcext:value-type="currency">
            <text:p>16,67 €</text:p>
          </table:table-cell>
          <table:table-cell table:formula="of:=[.C16]*5" office:value-type="currency" office:currency="EUR" office:value="83.3333333333333" calcext:value-type="currency">
            <text:p>83,3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fael Fresno Laptop</text:p>
          </table:table-cell>
          <table:table-cell table:style-name="ce3" office:value-type="currency" office:currency="EUR" office:value="1300" calcext:value-type="currency">
            <text:p>1.300,00 €</text:p>
          </table:table-cell>
          <table:table-cell table:formula="of:=[.B17]/[.I2]" office:value-type="currency" office:currency="EUR" office:value="27.0833333333333" calcext:value-type="currency">
            <text:p>27,08 €</text:p>
          </table:table-cell>
          <table:table-cell table:formula="of:=[.C17]*5" office:value-type="currency" office:currency="EUR" office:value="135.416666666667" calcext:value-type="currency">
            <text:p>135,42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blo Rebollo Laptop</text:p>
          </table:table-cell>
          <table:table-cell table:style-name="ce3" office:value-type="currency" office:currency="EUR" office:value="900" calcext:value-type="currency">
            <text:p>900,00 €</text:p>
          </table:table-cell>
          <table:table-cell table:formula="of:=[.B18]/[.I2]" office:value-type="currency" office:currency="EUR" office:value="18.75" calcext:value-type="currency">
            <text:p>18,75 €</text:p>
          </table:table-cell>
          <table:table-cell table:formula="of:=[.C18]*5" office:value-type="currency" office:currency="EUR" office:value="93.75" calcext:value-type="currency">
            <text:p>93,75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an R Laptop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formula="of:=[.B19]/[.I2]" office:value-type="currency" office:currency="EUR" office:value="16.6666666666667" calcext:value-type="currency">
            <text:p>16,67 €</text:p>
          </table:table-cell>
          <table:table-cell table:formula="of:=[.C19]*5" office:value-type="currency" office:currency="EUR" office:value="83.3333333333333" calcext:value-type="currency">
            <text:p>83,33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Total:</text:p>
          </table:table-cell>
          <table:table-cell table:style-name="ce15" table:formula="of:=SUM([.D15:.D19])" office:value-type="currency" office:currency="EUR" office:value="479.166666666667" calcext:value-type="currency">
            <text:p>479,17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Others</text:p>
          </table:table-cell>
          <table:table-cell table:style-name="ce1" office:value-type="string" calcext:value-type="string">
            <text:p>Per month (not including VAT)</text:p>
          </table:table-cell>
          <table:table-cell table:style-name="ce1" office:value-type="string" calcext:value-type="string">
            <text:p>5 months</text:p>
          </table:table-cell>
          <table:table-cell table:style-name="ce1" office:value-type="string" calcext:value-type="string">
            <text:p>Total (not including VAT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Workplace (offices, internet, electricity…)</text:p>
          </table:table-cell>
          <table:table-cell table:style-name="ce3" office:value-type="currency" office:currency="EUR" office:value="800" calcext:value-type="currency">
            <text:p>800,00 €</text:p>
          </table:table-cell>
          <table:table-cell table:formula="of:=[.B23]*5" office:value-type="currency" office:currency="EUR" office:value="4000" calcext:value-type="currency">
            <text:p>4.000,00 €</text:p>
          </table:table-cell>
          <table:table-cell table:formula="of:=[.C23]*(1+[.I3])" office:value-type="currency" office:currency="EUR" office:value="4840" calcext:value-type="currency">
            <text:p>4.840,00 €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isk</text:p>
          </table:table-cell>
          <table:table-cell table:style-name="ce3" office:value-type="currency" office:currency="EUR" office:value="0" calcext:value-type="currency">
            <text:p>0,00 €</text:p>
          </table:table-cell>
          <table:table-cell table:formula="of:=[.B24]*5" office:value-type="currency" office:currency="EUR" office:value="0" calcext:value-type="currency">
            <text:p>0,00 €</text:p>
          </table:table-cell>
          <table:table-cell table:formula="of:=[.C24]*(1+[.I3])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Total:</text:p>
          </table:table-cell>
          <table:table-cell table:style-name="ce15" table:formula="of:=SUM([.D23:.D24])" office:value-type="currency" office:currency="EUR" office:value="4840" calcext:value-type="currency">
            <text:p>4.840,00 €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roku deployment for one year</text:p>
          </table:table-cell>
          <table:table-cell table:style-name="ce1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Per month</text:p>
          </table:table-cell>
          <table:table-cell table:style-name="ce2" office:value-type="string" calcext:value-type="string">
            <text:p>One year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currency" office:currency="EUR" office:value="6.2" calcext:value-type="currency">
            <text:p>6,20 €</text:p>
          </table:table-cell>
          <table:table-cell table:style-name="ce15" table:formula="of:=[.A28]*12" office:value-type="currency" office:currency="EUR" office:value="74.4" calcext:value-type="currency">
            <text:p>74,40 €</text:p>
          </table:table-cell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16:48:33.433019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7:03:04.004797837</meta:creation-date>
    <meta:generator>LibreOffice/6.1.4.2$Linux_X86_64 LibreOffice_project/10$Build-2</meta:generator>
    <dc:date>2019-02-16T17:05:26.883072449</dc:date>
    <meta:editing-duration>PT59M53S</meta:editing-duration>
    <meta:editing-cycles>13</meta:editing-cycles>
    <meta:document-statistic meta:table-count="1" meta:cell-count="94" meta:object-count="0"/>
  </office:meta>
</office:document-meta>
</file>